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dex Count</text:p>
          </table:table-cell>
          <table:table-cell table:style-name="Default" office:value-type="string" calcext:value-type="string">
            <text:p>Condition</text:p>
          </table:table-cell>
          <table:table-cell office:value-type="string" calcext:value-type="string">
            <text:p>Statement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3]&amp;&quot;&gt;=0&quot;" office:value-type="string" office:string-value="10&gt;=0" calcext:value-type="string">
            <text:p>10&gt;=0</text:p>
          </table:table-cell>
          <table:table-cell office:value-type="string" calcext:value-type="string">
            <text:p>print()</text:p>
          </table:table-cell>
          <table:table-cell table:formula="of:=[.B3]&amp;&quot;-- -&gt;&quot;&amp;[.B3]&amp;&quot;-1=&quot;&amp;[.B3]-1" office:value-type="string" office:string-value="10-- -&gt;10-1=9" calcext:value-type="string">
            <text:p>10-- -&gt;10-1=9</text:p>
          </table:table-cell>
        </table:table-row>
        <table:table-row table:style-name="ro1">
          <table:table-cell/>
          <table:table-cell table:formula="of:=[.B3]-1" office:value-type="float" office:value="9" calcext:value-type="float">
            <text:p>9</text:p>
          </table:table-cell>
          <table:table-cell table:formula="of:=[.B4]&amp;&quot;&gt;=0&quot;" office:value-type="string" office:string-value="9&gt;=0" calcext:value-type="string">
            <text:p>9&gt;=0</text:p>
          </table:table-cell>
          <table:table-cell office:value-type="string" calcext:value-type="string">
            <text:p>print()</text:p>
          </table:table-cell>
          <table:table-cell table:formula="of:=[.B4]&amp;&quot;-- -&gt;&quot;&amp;[.B4]&amp;&quot;-1=&quot;&amp;[.B4]-1" office:value-type="string" office:string-value="9-- -&gt;9-1=8" calcext:value-type="string">
            <text:p>9-- -&gt;9-1=8</text:p>
          </table:table-cell>
        </table:table-row>
        <table:table-row table:style-name="ro1">
          <table:table-cell/>
          <table:table-cell table:formula="of:=[.B4]-1" office:value-type="float" office:value="8" calcext:value-type="float">
            <text:p>8</text:p>
          </table:table-cell>
          <table:table-cell table:formula="of:=[.B5]&amp;&quot;&gt;=0&quot;" office:value-type="string" office:string-value="8&gt;=0" calcext:value-type="string">
            <text:p>8&gt;=0</text:p>
          </table:table-cell>
          <table:table-cell office:value-type="string" calcext:value-type="string">
            <text:p>print()</text:p>
          </table:table-cell>
          <table:table-cell table:formula="of:=[.B5]&amp;&quot;-- -&gt;&quot;&amp;[.B5]&amp;&quot;-1=&quot;&amp;[.B5]-1" office:value-type="string" office:string-value="8-- -&gt;8-1=7" calcext:value-type="string">
            <text:p>8-- -&gt;8-1=7</text:p>
          </table:table-cell>
        </table:table-row>
        <table:table-row table:style-name="ro1">
          <table:table-cell/>
          <table:table-cell table:formula="of:=[.B5]-1" office:value-type="float" office:value="7" calcext:value-type="float">
            <text:p>7</text:p>
          </table:table-cell>
          <table:table-cell table:formula="of:=[.B6]&amp;&quot;&gt;=0&quot;" office:value-type="string" office:string-value="7&gt;=0" calcext:value-type="string">
            <text:p>7&gt;=0</text:p>
          </table:table-cell>
          <table:table-cell office:value-type="string" calcext:value-type="string">
            <text:p>print()</text:p>
          </table:table-cell>
          <table:table-cell table:formula="of:=[.B6]&amp;&quot;-- -&gt;&quot;&amp;[.B6]&amp;&quot;-1=&quot;&amp;[.B6]-1" office:value-type="string" office:string-value="7-- -&gt;7-1=6" calcext:value-type="string">
            <text:p>7-- -&gt;7-1=6</text:p>
          </table:table-cell>
        </table:table-row>
        <table:table-row table:style-name="ro1">
          <table:table-cell/>
          <table:table-cell table:formula="of:=[.B6]-1" office:value-type="float" office:value="6" calcext:value-type="float">
            <text:p>6</text:p>
          </table:table-cell>
          <table:table-cell table:formula="of:=[.B7]&amp;&quot;&gt;=0&quot;" office:value-type="string" office:string-value="6&gt;=0" calcext:value-type="string">
            <text:p>6&gt;=0</text:p>
          </table:table-cell>
          <table:table-cell office:value-type="string" calcext:value-type="string">
            <text:p>print()</text:p>
          </table:table-cell>
          <table:table-cell table:formula="of:=[.B7]&amp;&quot;-- -&gt;&quot;&amp;[.B7]&amp;&quot;-1=&quot;&amp;[.B7]-1" office:value-type="string" office:string-value="6-- -&gt;6-1=5" calcext:value-type="string">
            <text:p>6-- -&gt;6-1=5</text:p>
          </table:table-cell>
        </table:table-row>
        <table:table-row table:style-name="ro1">
          <table:table-cell/>
          <table:table-cell table:formula="of:=[.B7]-1" office:value-type="float" office:value="5" calcext:value-type="float">
            <text:p>5</text:p>
          </table:table-cell>
          <table:table-cell table:formula="of:=[.B8]&amp;&quot;&gt;=0&quot;" office:value-type="string" office:string-value="5&gt;=0" calcext:value-type="string">
            <text:p>5&gt;=0</text:p>
          </table:table-cell>
          <table:table-cell office:value-type="string" calcext:value-type="string">
            <text:p>print()</text:p>
          </table:table-cell>
          <table:table-cell table:formula="of:=[.B8]&amp;&quot;-- -&gt;&quot;&amp;[.B8]&amp;&quot;-1=&quot;&amp;[.B8]-1" office:value-type="string" office:string-value="5-- -&gt;5-1=4" calcext:value-type="string">
            <text:p>5-- -&gt;5-1=4</text:p>
          </table:table-cell>
        </table:table-row>
        <table:table-row table:style-name="ro1">
          <table:table-cell/>
          <table:table-cell table:formula="of:=[.B8]-1" office:value-type="float" office:value="4" calcext:value-type="float">
            <text:p>4</text:p>
          </table:table-cell>
          <table:table-cell table:formula="of:=[.B9]&amp;&quot;&gt;=0&quot;" office:value-type="string" office:string-value="4&gt;=0" calcext:value-type="string">
            <text:p>4&gt;=0</text:p>
          </table:table-cell>
          <table:table-cell office:value-type="string" calcext:value-type="string">
            <text:p>print()</text:p>
          </table:table-cell>
          <table:table-cell table:formula="of:=[.B9]&amp;&quot;-- -&gt;&quot;&amp;[.B9]&amp;&quot;-1=&quot;&amp;[.B9]-1" office:value-type="string" office:string-value="4-- -&gt;4-1=3" calcext:value-type="string">
            <text:p>4-- -&gt;4-1=3</text:p>
          </table:table-cell>
        </table:table-row>
        <table:table-row table:style-name="ro1">
          <table:table-cell/>
          <table:table-cell table:formula="of:=[.B9]-1" office:value-type="float" office:value="3" calcext:value-type="float">
            <text:p>3</text:p>
          </table:table-cell>
          <table:table-cell table:formula="of:=[.B10]&amp;&quot;&gt;=0&quot;" office:value-type="string" office:string-value="3&gt;=0" calcext:value-type="string">
            <text:p>3&gt;=0</text:p>
          </table:table-cell>
          <table:table-cell office:value-type="string" calcext:value-type="string">
            <text:p>print()</text:p>
          </table:table-cell>
          <table:table-cell table:formula="of:=[.B10]&amp;&quot;-- -&gt;&quot;&amp;[.B10]&amp;&quot;-1=&quot;&amp;[.B10]-1" office:value-type="string" office:string-value="3-- -&gt;3-1=2" calcext:value-type="string">
            <text:p>3-- -&gt;3-1=2</text:p>
          </table:table-cell>
        </table:table-row>
        <table:table-row table:style-name="ro1">
          <table:table-cell/>
          <table:table-cell table:formula="of:=[.B10]-1" office:value-type="float" office:value="2" calcext:value-type="float">
            <text:p>2</text:p>
          </table:table-cell>
          <table:table-cell table:formula="of:=[.B11]&amp;&quot;&gt;=0&quot;" office:value-type="string" office:string-value="2&gt;=0" calcext:value-type="string">
            <text:p>2&gt;=0</text:p>
          </table:table-cell>
          <table:table-cell office:value-type="string" calcext:value-type="string">
            <text:p>print()</text:p>
          </table:table-cell>
          <table:table-cell table:formula="of:=[.B11]&amp;&quot;-- -&gt;&quot;&amp;[.B11]&amp;&quot;-1=&quot;&amp;[.B11]-1" office:value-type="string" office:string-value="2-- -&gt;2-1=1" calcext:value-type="string">
            <text:p>2-- -&gt;2-1=1</text:p>
          </table:table-cell>
        </table:table-row>
        <table:table-row table:style-name="ro1">
          <table:table-cell/>
          <table:table-cell table:formula="of:=[.B11]-1" office:value-type="float" office:value="1" calcext:value-type="float">
            <text:p>1</text:p>
          </table:table-cell>
          <table:table-cell table:formula="of:=[.B12]&amp;&quot;&gt;=0&quot;" office:value-type="string" office:string-value="1&gt;=0" calcext:value-type="string">
            <text:p>1&gt;=0</text:p>
          </table:table-cell>
          <table:table-cell office:value-type="string" calcext:value-type="string">
            <text:p>print()</text:p>
          </table:table-cell>
          <table:table-cell table:formula="of:=[.B12]&amp;&quot;-- -&gt;&quot;&amp;[.B12]&amp;&quot;-1=&quot;&amp;[.B12]-1" office:value-type="string" office:string-value="1-- -&gt;1-1=0" calcext:value-type="string">
            <text:p>1-- -&gt;1-1=0</text:p>
          </table:table-cell>
        </table:table-row>
        <table:table-row table:style-name="ro1">
          <table:table-cell/>
          <table:table-cell table:formula="of:=[.B12]-1" office:value-type="float" office:value="0" calcext:value-type="float">
            <text:p>0</text:p>
          </table:table-cell>
          <table:table-cell table:formula="of:=[.B13]&amp;&quot;&gt;=0&quot;" office:value-type="string" office:string-value="0&gt;=0" calcext:value-type="string">
            <text:p>0&gt;=0</text:p>
          </table:table-cell>
          <table:table-cell office:value-type="string" calcext:value-type="string">
            <text:p>print()</text:p>
          </table:table-cell>
          <table:table-cell table:formula="of:=[.B13]&amp;&quot;-- -&gt;&quot;&amp;[.B13]&amp;&quot;-1=&quot;&amp;[.B13]-1" office:value-type="string" office:string-value="0-- -&gt;0-1=-1" calcext:value-type="string">
            <text:p>0-- -&gt;0-1=-1</text:p>
          </table:table-cell>
        </table:table-row>
        <table:table-row table:style-name="ro1">
          <table:table-cell/>
          <table:table-cell table:formula="of:=[.B13]-1" office:value-type="float" office:value="-1" calcext:value-type="float">
            <text:p>-1</text:p>
          </table:table-cell>
          <table:table-cell table:formula="of:=[.B14]&amp;&quot;&gt;=0&quot;" office:value-type="string" office:string-value="-1&gt;=0" calcext:value-type="string">
            <text:p>-1&gt;=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3T14:47:46.402000000</meta:creation-date>
    <dc:date>2024-05-03T14:58:10.967000000</dc:date>
    <meta:editing-duration>PT10M26S</meta:editing-duration>
    <meta:editing-cycles>1</meta:editing-cycles>
    <meta:generator>LibreOffice/24.2.2.2$Windows_X86_64 LibreOffice_project/d56cc158d8a96260b836f100ef4b4ef25d6f1a01</meta:generator>
    <meta:document-statistic meta:table-count="1" meta:cell-count="50" meta:object-count="0"/>
  </office:meta>
</office:document-meta>
</file>